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77db" officeooo:paragraph-rsid="001377db"/>
    </style:style>
    <style:style style:name="P2" style:family="paragraph" style:parent-style-name="Text_20_body">
      <style:text-properties officeooo:rsid="00137c1c" officeooo:paragraph-rsid="00137c1c"/>
    </style:style>
    <style:style style:name="P3" style:family="paragraph" style:parent-style-name="Text_20_body">
      <style:text-properties officeooo:rsid="00152977" officeooo:paragraph-rsid="00152977"/>
    </style:style>
    <style:style style:name="P4" style:family="paragraph" style:parent-style-name="Text_20_body">
      <style:text-properties officeooo:rsid="00167f2b" officeooo:paragraph-rsid="00167f2b"/>
    </style:style>
    <style:style style:name="P5" style:family="paragraph" style:parent-style-name="Text_20_body">
      <style:text-properties officeooo:rsid="00167f2b" officeooo:paragraph-rsid="0017e647"/>
    </style:style>
    <style:style style:name="P6" style:family="paragraph" style:parent-style-name="Text_20_body">
      <style:text-properties officeooo:rsid="0017e647" officeooo:paragraph-rsid="0017e647"/>
    </style:style>
    <style:style style:name="P7" style:family="paragraph" style:parent-style-name="Text_20_body">
      <style:text-properties officeooo:rsid="0017e647" officeooo:paragraph-rsid="004c2f6f"/>
    </style:style>
    <style:style style:name="P8" style:family="paragraph" style:parent-style-name="Text_20_body">
      <style:text-properties officeooo:rsid="00197c81" officeooo:paragraph-rsid="00197c81"/>
    </style:style>
    <style:style style:name="P9" style:family="paragraph" style:parent-style-name="Text_20_body">
      <style:text-properties officeooo:rsid="002463b5" officeooo:paragraph-rsid="002463b5"/>
    </style:style>
    <style:style style:name="P10" style:family="paragraph" style:parent-style-name="Text_20_body">
      <style:text-properties officeooo:rsid="002463b5" officeooo:paragraph-rsid="00311f5d"/>
    </style:style>
    <style:style style:name="P11" style:family="paragraph" style:parent-style-name="Text_20_body">
      <style:text-properties officeooo:rsid="00251d00" officeooo:paragraph-rsid="00251d00"/>
    </style:style>
    <style:style style:name="P12" style:family="paragraph" style:parent-style-name="Text_20_body">
      <style:text-properties officeooo:rsid="00251d00" officeooo:paragraph-rsid="002d8c50"/>
    </style:style>
    <style:style style:name="P13" style:family="paragraph" style:parent-style-name="Text_20_body">
      <style:text-properties officeooo:rsid="00251d00" officeooo:paragraph-rsid="002f9940"/>
    </style:style>
    <style:style style:name="P14" style:family="paragraph" style:parent-style-name="Text_20_body">
      <style:text-properties officeooo:rsid="00251d00" officeooo:paragraph-rsid="0032d38a"/>
    </style:style>
    <style:style style:name="P15" style:family="paragraph" style:parent-style-name="Text_20_body">
      <style:text-properties officeooo:rsid="0027c0d2" officeooo:paragraph-rsid="0027c0d2"/>
    </style:style>
    <style:style style:name="P16" style:family="paragraph" style:parent-style-name="Text_20_body">
      <style:text-properties officeooo:rsid="002a8201" officeooo:paragraph-rsid="002a8201"/>
    </style:style>
    <style:style style:name="P17" style:family="paragraph" style:parent-style-name="Text_20_body">
      <style:text-properties officeooo:rsid="002aa0c8" officeooo:paragraph-rsid="002aa0c8"/>
    </style:style>
    <style:style style:name="P18" style:family="paragraph" style:parent-style-name="Text_20_body">
      <style:text-properties officeooo:rsid="002b424d" officeooo:paragraph-rsid="002b424d"/>
    </style:style>
    <style:style style:name="P19" style:family="paragraph" style:parent-style-name="Text_20_body">
      <style:text-properties officeooo:rsid="002d35f4" officeooo:paragraph-rsid="002d8c50"/>
    </style:style>
    <style:style style:name="P20" style:family="paragraph" style:parent-style-name="Text_20_body">
      <style:text-properties officeooo:rsid="002d8c50" officeooo:paragraph-rsid="002f9940"/>
    </style:style>
    <style:style style:name="P21" style:family="paragraph" style:parent-style-name="Text_20_body">
      <style:text-properties officeooo:rsid="002f416d" officeooo:paragraph-rsid="002f416d"/>
    </style:style>
    <style:style style:name="P22" style:family="paragraph" style:parent-style-name="Text_20_body">
      <style:text-properties officeooo:rsid="002f9940" officeooo:paragraph-rsid="002f9940"/>
    </style:style>
    <style:style style:name="P23" style:family="paragraph" style:parent-style-name="Text_20_body">
      <style:text-properties officeooo:rsid="00311f5d" officeooo:paragraph-rsid="00311f5d"/>
    </style:style>
    <style:style style:name="P24" style:family="paragraph" style:parent-style-name="Text_20_body">
      <style:text-properties officeooo:rsid="0032d38a" officeooo:paragraph-rsid="0032d38a"/>
    </style:style>
    <style:style style:name="P25" style:family="paragraph" style:parent-style-name="Text_20_body">
      <style:text-properties officeooo:rsid="003445eb" officeooo:paragraph-rsid="003445eb"/>
    </style:style>
    <style:style style:name="P26" style:family="paragraph" style:parent-style-name="Text_20_body">
      <style:text-properties officeooo:rsid="0038df66" officeooo:paragraph-rsid="0038df66"/>
    </style:style>
    <style:style style:name="P27" style:family="paragraph" style:parent-style-name="Text_20_body">
      <style:text-properties officeooo:rsid="003d0443" officeooo:paragraph-rsid="003d0443"/>
    </style:style>
    <style:style style:name="P28" style:family="paragraph" style:parent-style-name="Text_20_body">
      <style:text-properties officeooo:rsid="003df078" officeooo:paragraph-rsid="003df078"/>
    </style:style>
    <style:style style:name="P29" style:family="paragraph" style:parent-style-name="Text_20_body">
      <style:text-properties officeooo:rsid="00428294" officeooo:paragraph-rsid="00428294"/>
    </style:style>
    <style:style style:name="P30" style:family="paragraph" style:parent-style-name="Text_20_body">
      <style:text-properties officeooo:rsid="0045c300" officeooo:paragraph-rsid="0045c300"/>
    </style:style>
    <style:style style:name="P31" style:family="paragraph" style:parent-style-name="Text_20_body">
      <style:text-properties officeooo:rsid="0046feaf" officeooo:paragraph-rsid="0046feaf"/>
    </style:style>
    <style:style style:name="P32" style:family="paragraph" style:parent-style-name="Text_20_body">
      <style:text-properties officeooo:rsid="0048789a" officeooo:paragraph-rsid="0048789a"/>
    </style:style>
    <style:style style:name="P33" style:family="paragraph" style:parent-style-name="Text_20_body">
      <style:text-properties officeooo:rsid="004bbeb3" officeooo:paragraph-rsid="004bbeb3"/>
    </style:style>
    <style:style style:name="P34" style:family="paragraph" style:parent-style-name="Text_20_body">
      <style:text-properties officeooo:rsid="004c2f6f" officeooo:paragraph-rsid="004c2f6f"/>
    </style:style>
    <style:style style:name="P35" style:family="paragraph" style:parent-style-name="Text_20_body">
      <style:text-properties officeooo:rsid="003f3204" officeooo:paragraph-rsid="003f3204"/>
    </style:style>
    <style:style style:name="P36" style:family="paragraph" style:parent-style-name="Text_20_body">
      <style:text-properties officeooo:rsid="00569e0e" officeooo:paragraph-rsid="00569e0e"/>
    </style:style>
    <style:style style:name="P37" style:family="paragraph" style:parent-style-name="Text_20_body">
      <style:text-properties officeooo:rsid="004b42f8" officeooo:paragraph-rsid="004b42f8"/>
    </style:style>
    <style:style style:name="P38" style:family="paragraph" style:parent-style-name="Text_20_body">
      <style:text-properties officeooo:rsid="000da35c" officeooo:paragraph-rsid="005cf3cc"/>
    </style:style>
    <style:style style:name="P39" style:family="paragraph" style:parent-style-name="Text_20_body">
      <style:text-properties officeooo:rsid="0057920f" officeooo:paragraph-rsid="0057920f"/>
    </style:style>
    <style:style style:name="P40" style:family="paragraph" style:parent-style-name="Text_20_body">
      <style:text-properties officeooo:rsid="0060fa9a" officeooo:paragraph-rsid="0060fa9a"/>
    </style:style>
    <style:style style:name="P41" style:family="paragraph" style:parent-style-name="Text_20_body">
      <style:text-properties officeooo:rsid="00139823" officeooo:paragraph-rsid="00139823"/>
    </style:style>
    <style:style style:name="P42" style:family="paragraph" style:parent-style-name="Text_20_body">
      <style:text-properties officeooo:rsid="0062be68" officeooo:paragraph-rsid="0062be68"/>
    </style:style>
    <style:style style:name="P43" style:family="paragraph" style:parent-style-name="Text_20_body">
      <style:text-properties officeooo:rsid="0063c341" officeooo:paragraph-rsid="0063c341"/>
    </style:style>
    <style:style style:name="P44" style:family="paragraph" style:parent-style-name="Text_20_body">
      <style:text-properties officeooo:rsid="00672bc8" officeooo:paragraph-rsid="00672bc8"/>
    </style:style>
    <style:style style:name="P45" style:family="paragraph" style:parent-style-name="Heading_20_2">
      <style:text-properties officeooo:paragraph-rsid="0060fa9a"/>
    </style:style>
    <style:style style:name="P46" style:family="paragraph" style:parent-style-name="Heading_20_3">
      <style:text-properties officeooo:paragraph-rsid="0060fa9a"/>
    </style:style>
    <style:style style:name="P47" style:family="paragraph" style:parent-style-name="Heading_20_3">
      <style:text-properties officeooo:rsid="0060fa9a" officeooo:paragraph-rsid="0060fa9a"/>
    </style:style>
    <style:style style:name="P48" style:family="paragraph" style:parent-style-name="Text_20_body" style:list-style-name="L1">
      <style:text-properties officeooo:rsid="0063c341" officeooo:paragraph-rsid="0063c341"/>
    </style:style>
    <style:style style:name="P49" style:family="paragraph" style:parent-style-name="Text_20_body" style:list-style-name="L1">
      <style:text-properties officeooo:rsid="00672bc8" officeooo:paragraph-rsid="00672bc8"/>
    </style:style>
    <style:style style:name="P50" style:family="paragraph" style:parent-style-name="Text_20_body" style:list-style-name="L2">
      <style:text-properties officeooo:rsid="00672bc8" officeooo:paragraph-rsid="00672bc8"/>
    </style:style>
    <style:style style:name="P51" style:family="paragraph" style:parent-style-name="Text_20_body" style:list-style-name="L2">
      <style:text-properties officeooo:rsid="0068a8bf" officeooo:paragraph-rsid="0068a8bf"/>
    </style:style>
    <style:style style:name="P52" style:family="paragraph" style:parent-style-name="Text_20_body" style:list-style-name="L3">
      <style:text-properties officeooo:rsid="00360a14" officeooo:paragraph-rsid="00360a14"/>
    </style:style>
    <style:style style:name="P53" style:family="paragraph" style:parent-style-name="Text_20_body" style:list-style-name="L3">
      <style:text-properties officeooo:rsid="003445eb" officeooo:paragraph-rsid="003445eb"/>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9823"/>
    </style:style>
    <style:style style:name="T2" style:family="text">
      <style:text-properties officeooo:rsid="00167f2b"/>
    </style:style>
    <style:style style:name="T3" style:family="text">
      <style:text-properties style:text-position="super 58%"/>
    </style:style>
    <style:style style:name="T4" style:family="text">
      <style:text-properties officeooo:rsid="0017e647"/>
    </style:style>
    <style:style style:name="T5" style:family="text">
      <style:text-properties officeooo:rsid="00197c81"/>
    </style:style>
    <style:style style:name="T6" style:family="text">
      <style:text-properties officeooo:rsid="002463b5"/>
    </style:style>
    <style:style style:name="T7" style:family="text">
      <style:text-properties officeooo:rsid="00251d00"/>
    </style:style>
    <style:style style:name="T8" style:family="text">
      <style:text-properties officeooo:rsid="0026c7fc"/>
    </style:style>
    <style:style style:name="T9" style:family="text">
      <style:text-properties officeooo:rsid="0028bfe9"/>
    </style:style>
    <style:style style:name="T10" style:family="text">
      <style:text-properties officeooo:rsid="002d8c50"/>
    </style:style>
    <style:style style:name="T11" style:family="text">
      <style:text-properties officeooo:rsid="002f9940"/>
    </style:style>
    <style:style style:name="T12" style:family="text">
      <style:text-properties officeooo:rsid="00311f5d"/>
    </style:style>
    <style:style style:name="T13" style:family="text">
      <style:text-properties officeooo:rsid="00317c28"/>
    </style:style>
    <style:style style:name="T14" style:family="text">
      <style:text-properties officeooo:rsid="0032d38a"/>
    </style:style>
    <style:style style:name="T15" style:family="text">
      <style:text-properties officeooo:rsid="00360a14"/>
    </style:style>
    <style:style style:name="T16" style:family="text">
      <style:text-properties officeooo:rsid="003df078"/>
    </style:style>
    <style:style style:name="T17" style:family="text">
      <style:text-properties officeooo:rsid="003fd080"/>
    </style:style>
    <style:style style:name="T18" style:family="text">
      <style:text-properties officeooo:rsid="0041a945"/>
    </style:style>
    <style:style style:name="T19" style:family="text">
      <style:text-properties officeooo:rsid="004af9f0"/>
    </style:style>
    <style:style style:name="T20" style:family="text">
      <style:text-properties officeooo:rsid="004e5841"/>
    </style:style>
    <style:style style:name="T21" style:family="text">
      <style:text-properties officeooo:rsid="0050388a"/>
    </style:style>
    <style:style style:name="T22" style:family="text">
      <style:text-properties officeooo:rsid="0051efb2"/>
    </style:style>
    <style:style style:name="T23" style:family="text">
      <style:text-properties fo:color="#c9211e"/>
    </style:style>
    <style:style style:name="T24" style:family="text">
      <style:text-properties officeooo:rsid="0057920f"/>
    </style:style>
    <style:style style:name="T25" style:family="text">
      <style:text-properties officeooo:rsid="005823a0"/>
    </style:style>
    <style:style style:name="T26" style:family="text">
      <style:text-properties officeooo:rsid="005b7b46"/>
    </style:style>
    <style:style style:name="T27" style:family="text">
      <style:text-properties officeooo:rsid="005cf3cc"/>
    </style:style>
    <style:style style:name="T28" style:family="text">
      <style:text-properties officeooo:rsid="005cfa4a"/>
    </style:style>
    <style:style style:name="T29" style:family="text">
      <style:text-properties officeooo:rsid="0062be68"/>
    </style:style>
    <style:style style:name="T30" style:family="text">
      <style:text-properties officeooo:rsid="00658d68"/>
    </style:style>
    <style:style style:name="T31" style:family="text">
      <style:text-properties officeooo:rsid="00672bc8"/>
    </style:style>
    <style:style style:name="T32" style:family="text">
      <style:text-properties officeooo:rsid="006a7b11"/>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re rules</text:h>
      <text:h text:style-name="Heading_20_2" text:outline-level="2">Standard checks</text:h>
      <text:p text:style-name="P1">A standard check is used either to make actions that are against a set difficulty (the target of the action does not react), or as a baseline for the rest of the checks. Remembering something from school is a standard check, so is trying to break an object.</text:p>
      <text:p text:style-name="P2">To make a standard check, the player rolls a number of d6, and each 6 is an advance. If the number of advances equals or is higher than the difficulty threshold of the check, the check is successful.</text:p>
      <text:p text:style-name="P2">Three things are considered when making a standard check: which attribute is the most appropriate, <text:s/>does the character have an appropriate speciality, and do they have an appropriate mastery.</text:p>
      <text:p text:style-name="P2">The number of dices rolled (or the pool of the check) depends on the attribute and the eventual mastery: if one does not have an appropriate mastery, the pool equals the value of the attribute. If one has an appropriate mastery, the pool is instead equal to the attribute value + the mastery value.</text:p>
      <text:p text:style-name="P2">If one has an appropriate speciality, then advances are obtained on 5+ instead of only with 6s.</text:p>
      <text:h text:style-name="Heading_20_2" text:outline-level="2">Opposed checks</text:h>
      <text:p text:style-name="P2">To make opposed checks is to make a standard check for each character involved. The ones with the most advances is the winner of the check. In case of a draw, either all characters are considered as having won their check.</text:p>
      <text:p text:style-name="P2">If, for some reason, the DM clearly wants one clear winner, then the character with the higher mastery wins, if it is still a draw, the highest attribute. If it is still not sufficient to determine a winner, then reroll the check.</text:p>
      <text:h text:style-name="Heading_20_2" text:outline-level="2">Persistent checks</text:h>
      <text:p text:style-name="P26">Persistent checks represent actions taken over some time. Characters may roll as is a standard check, but instead of comparing the advances to the difficulty, advances are added to the total number of advances. The check is successful when the total number of advances exceeds the difficulty of the check.</text:p>
      <text:p text:style-name="P26">Persistent checks are made to measure the time it takes to get a complex action done by the characters.</text:p>
      <text:h text:style-name="Heading_20_2" text:outline-level="2">Teamwork</text:h>
      <text:p text:style-name="P2">If several character work together <text:span text:style-name="T1">on the same task, opposed or not, they use the teamwork rule. In this case, one character makes the main check, and the others are supporting.</text:span></text:p>
      <text:p text:style-name="P41">Each supporting character makes a standard check, and each advance gives an additional dice to the pool of the main check.</text:p>
      <text:h text:style-name="Heading_20_1" text:outline-level="1"><text:soft-page-break/>Attributes, specialities and masteries</text:h>
      <text:h text:style-name="P45" text:outline-level="2">Attributes</text:h>
      <text:h text:style-name="P47" text:outline-level="3">Affinity</text:h>
      <text:p text:style-name="P40">There is some magic in some corners of the world, and affinity is how much the character can feel it, slightly humming on the edge of their perception. Some may learn to use this magic to fulfil their goals, while others will merely be more sensitive to it.</text:p>
      <text:h text:style-name="P46" text:outline-level="3">Education</text:h>
      <text:p text:style-name="P40">Education is both memory, academic knowledge, and logic. It may be used to organize the logistic of some journey, remember the date of an important event, or identify someone based on his heraldry.</text:p>
      <text:h text:style-name="Heading_20_3" text:outline-level="3">Melee</text:h>
      <text:p text:style-name="P40">Melee combat is extremely important in most adventuring parties and mercenary companies. It may also be an element of social prestige if one is a true master. <text:span text:style-name="T29">This attribute will mostly be used during combat.</text:span></text:p>
      <text:h text:style-name="Heading_20_3" text:outline-level="3">Precision</text:h>
      <text:p text:style-name="P42">Precision may be used for tasks requiring dexterity, from some crafts to shooting with a bow. Apart from this, it may also be used to balance oneself on a ledge or on rooftops.</text:p>
      <text:h text:style-name="Heading_20_3" text:outline-level="3">Social</text:h>
      <text:p text:style-name="P42">Social will be the main attribute for all human discussions, both positive and negative. One could for instance use it to lie to someone, or bribe a guard to enter a city.</text:p>
      <text:h text:style-name="Heading_20_3" text:outline-level="3">Stamina</text:h>
      <text:p text:style-name="P42">Stamina is the main ‘fitness’ attribute, corresponding to the ability to sustain important physical efforts for an extended duration if need be. It may be used in chases, to move material quickly or to lock someone into a brawl.</text:p>
      <text:h text:style-name="Heading_20_3" text:outline-level="3">Wilderness</text:h>
      <text:p text:style-name="P42">Wilderness is the attribute regarding knowledge of the world outside human settlements, and how to survive it: building a shelter, making fire, hunting preys, gathering fruits or recognizing a specific creature.</text:p>
      <text:h text:style-name="Heading_20_2" text:outline-level="2">Specialities</text:h>
      <text:p text:style-name="P43">Specialities are supposed to be narrower than attributes, and would typically correspond to one type of training each. Here are some of the most common examples, not meaning to be exhaustive:</text:p>
      <text:list xml:id="list2165533592" text:style-name="L1">
        <text:list-item>
          <text:p text:style-name="P48">Weapon types: melee, ranged, throwing, <text:span text:style-name="T30">siege.</text:span></text:p>
        </text:list-item>
        <text:list-item>
          <text:p text:style-name="P48">Craftsmanships: blacksmithing, woodworking, masonry, bow-making, <text:span text:style-name="T31">alchemy</text:span> or jewellery, <text:soft-page-break/>for instance.</text:p>
        </text:list-item>
        <text:list-item>
          <text:p text:style-name="P48">Types of social interactions: intimidation, negotiations, bribing, spying</text:p>
        </text:list-item>
        <text:list-item>
          <text:p text:style-name="P48">Some types of animal <text:span text:style-name="T32">skills</text:span>: <text:span text:style-name="T32">riding</text:span>, cattle, wild animals</text:p>
        </text:list-item>
        <text:list-item>
          <text:p text:style-name="P49">Every type of magic is a different speciality</text:p>
        </text:list-item>
        <text:list-item>
          <text:p text:style-name="P49">Various cultures and major settlements are each a speciality</text:p>
        </text:list-item>
      </text:list>
      <text:h text:style-name="Heading_20_2" text:outline-level="2">Masteries</text:h>
      <text:p text:style-name="P44">Masteries are even more restrictive than specialities, sometimes being a subset of what one can do with a speciality.</text:p>
      <text:p text:style-name="P44">For instance (again, not trying to be exhaustive here):</text:p>
      <text:list xml:id="list1709417211" text:style-name="L2">
        <text:list-item>
          <text:p text:style-name="P50">Sabers or longswords, being subsets of swords.</text:p>
        </text:list-item>
        <text:list-item>
          <text:p text:style-name="P50">Some subgroup or subculture: a specific noble house, one mercenary company….</text:p>
        </text:list-item>
        <text:list-item>
          <text:p text:style-name="P50">Duelling</text:p>
        </text:list-item>
        <text:list-item>
          <text:p text:style-name="P50">Insults or flatteries</text:p>
        </text:list-item>
        <text:list-item>
          <text:p text:style-name="P50">Individual spells or rituals</text:p>
        </text:list-item>
        <text:list-item>
          <text:p text:style-name="P51">Healing certain types of wounds</text:p>
        </text:list-item>
      </text:list>
      <text:h text:style-name="Heading_20_1" text:outline-level="1">Sub-systems</text:h>
      <text:h text:style-name="Heading_20_2" text:outline-level="2">Politics <text:span text:style-name="T6">and factions</text:span></text:h>
      <text:p text:style-name="P9">Factions are groups and organizations with unified goals. They may influence the player’s story and they will be influenced by their actions.</text:p>
      <text:p text:style-name="P15">The political game may be used to represent gang relationships, hybrid warfare, espionage game or other type of conflicts that may <text:span text:style-name="T9">use both violence and negotiations as tools.</text:span></text:p>
      <text:h text:style-name="Heading_20_3" text:outline-level="3">Concepts</text:h>
      <text:p text:style-name="P9">Faction: A group of people with (most of the time) unified goals, that is able to take actions as a group.<text:span text:style-name="T7"> Each faction has a reputation, that can be used by its members. A faction has 5 attributes: Personnel, Finance, Security, Research and Production. Their available specialities are the various decisions, and their available masteries are their agents.</text:span></text:p>
      <text:p text:style-name="P9">Political zone: A political zone is <text:span text:style-name="T20">15km hexagon on the campaign map, that may include some settlements. Factions will mostly be vying for power in this zones.</text:span></text:p>
      <text:p text:style-name="P9">Decision: A decision is a political action that can be undertaken by various factions.</text:p>
      <text:p text:style-name="P10">Agents: An agent is a character that belongs to or work for a faction. They may influence the results of decisions, or be the targets of decisions. <text:span text:style-name="T13">Agents of non-player factions are NPCs, and the GM may use any appropriate profile if they have to make a check.</text:span></text:p>
      <text:p text:style-name="P9">Resources: Resources may be gathered or used by factions to fulfil their goals.</text:p>
      <text:h text:style-name="Heading_20_3" text:outline-level="3"><text:soft-page-break/><text:span text:style-name="T6">Political</text:span> turns</text:h>
      <text:p text:style-name="P9">In the politic game, turns may be long (sometimes months or even years!). Most of the time, they will not be played consecutively, but rather be a background for the rest of the story. Each turn, each agent may undertake one action for one of their faction (if they have several). The group of players should in general be considered a single agent.</text:p>
      <text:p text:style-name="P9">First step of a turn is to determine the effects of <text:span text:style-name="T7">the player’s actions since last turn, as well as the actions they have witnessed directly. Player’s actions may kill or create an agent, provide or take resources, or any other effects a decision can obtain.</text:span></text:p>
      <text:p text:style-name="P11">Second step is for the players to determine the decision they will take. At the same time, the GM chooses the decisions of other agents on the board. Some agents may be secret.</text:p>
      <text:p text:style-name="P11">Third and final step is to see the result of the various decisions.</text:p>
      <text:h text:style-name="Heading_20_3" text:outline-level="3">Resources</text:h>
      <text:p text:style-name="P22">Each resource may be associated to one or two attributes: Money (associated to Finance), Material (associated to Production and <text:span text:style-name="T20">Might</text:span>), Recruits (associated to Personnel and <text:span text:style-name="T20">Might</text:span>) and Research (associated to Technology).</text:p>
      <text:p text:style-name="P20">Most decisions can be facilitated by spending resources. Each resource point spent provides one additional dice for the decision’s check. Some actions may only be facilitated with one type of resource, <text:span text:style-name="T11">or only by the resource(s) <text:s/>associated to the selected attribute for the check</text:span>. The GM may always restrict what types of resources may be used.</text:p>
      <text:h text:style-name="Heading_20_3" text:outline-level="3">Decisions</text:h>
      <text:p text:style-name="P19">Develop: The faction tries to obtain a mastery by working to improve its coordination with its agent. It may be obtained with a persistent check with a difficulty of 8. The check may only be facilitated by the associated resource(s).</text:p>
      <text:p text:style-name="P14">Direct action: The faction tries to use force to accomplish something: neutralise an agent or deprive an enemy of resources. This is resolved by an opposed check between the attacking faction <text:span text:style-name="T11">(using Might)</text:span> and the target. <text:span text:style-name="T13">If the target is an agent, it may use their own attributes or their faction’s.</text:span> <text:span text:style-name="T11">In case of success, an agent may be forced to skip its next turn, or the targeted faction looses d6 random resources or 2 selected resources.</text:span> <text:span text:style-name="T10">Only Gear and Personnel may be used to facilitate this decision. <text:s/>An overt direct action cause the faction to loose 1 reputation token (and may have other in-game repercussions), while a covert one causes no loss if it stays covert, or a loss of 2 if the culprit is discovered afterwards. To stay covert requires a check versus the difficulty of the zone where it happens. If a covert action is discovered, one token of the attacking faction is removed (if any was here).</text:span></text:p>
      <text:p text:style-name="P11">Gather intelligence: the faction tries to get informations on other factions or characters. The decision can try to find a hidden agent (targeting the agent), or get informations on another faction (targeting the faction). <text:span text:style-name="T14">Information about a faction may bring either something tied to the scenario, or the number of resources the faction has at the time. </text:span>This is resolved by an opposed check between the attacking faction and the target. <text:span text:style-name="T10">All resources may be used to facilitate this check.</text:span></text:p>
      <text:p text:style-name="P12">Get resources: <text:span text:style-name="T8">the faction will try to get some type of resource, using their capabilities. It is a standard check, with a difficulty depending on the infrastructures of the faction. A success will </text:span><text:soft-page-break/><text:span text:style-name="T8">bring d6 resources of the chosen type. All resources may be used to facilitate this check.</text:span></text:p>
      <text:p text:style-name="P19">Invest: the faction uses resources to build-up on the long term. The faction makes persistent check with a difficulty equal to the current value of the attribute to upgrade. <text:span text:style-name="T10">The persistent check may be continued over next turns, without blocking future decisions. All resources may be used to facilitate this check, but the resource associated to the attribute counts as double.</text:span></text:p>
      <text:p text:style-name="P13">Networking: <text:span text:style-name="T8">the faction tries to build a network of contacts in a zone, which will facilitate further decisions to be taken in this zone. This is a standard check, against the zone’s difficulty. If successful, the faction may add one of its reputation token or, subtract an opponent token. The check may only be facilitated by the associated resource(s).</text:span></text:p>
      <text:p text:style-name="P21">Optimize: the faction works to get a speciality, by working on its standard procedures. It is a persistent check with a difficulty of 6. <text:span text:style-name="T10">All resources may be used to facilitate this check.</text:span></text:p>
      <text:p text:style-name="P13">Smear campaign: <text:span text:style-name="T8">the faction will try to discredit an opposing faction in a zone, which will hamper they ability to conduct future decisions. This is a standard check, against the zone’s difficulty. The check may only be facilitated by the associated resource(s).</text:span></text:p>
      <text:h text:style-name="Heading_20_3" text:outline-level="3">Political zones</text:h>
      <text:p text:style-name="P16">A zone is mechanically defined by its Difficulty and its traits.</text:p>
      <text:p text:style-name="P17">Difficulty represents mostly how hard it is to influence the zone from outside: distrust of strangers, scepticism, important presence of another faction that does not take part in this political game….</text:p>
      <text:p text:style-name="P17">Some example of traits are following. As a guideline, a zone may add or subtract 2 to some checks related to the zone or on actions made in it, or generate or subtract 2 resources.</text:p>
      <text:p text:style-name="P17">Production reward: The zone may give each turn <text:span text:style-name="T12">d6 resource of one type</text:span> to the faction that has the most of its token there. If several factions have the same number of token, they share equally the gains.</text:p>
      <text:p text:style-name="P17">Disillusioned: The difficulty of the zone is considered as 2 higher for the purpose of smear campaigns.</text:p>
      <text:p text:style-name="P23">War zone: overt Direct actions do not inflict loss of reputation.</text:p>
      <text:h text:style-name="Heading_20_3" text:outline-level="3">Reputation</text:h>
      <text:p text:style-name="P23">Reputation <text:span text:style-name="T14">token</text:span> may be used by the characters belonging to a faction <text:span text:style-name="T14">and interacting with the zone</text:span> to replace of of their attributes for a check by the reputation score. <text:span text:style-name="T14">This may be used freely once between each faction turn, any additional use costing 1 token.</text:span></text:p>
      <text:p text:style-name="P24">In addition, the faction may use its reputation to get +1 dice per token on decisions taking place in the zone.</text:p>
      <text:p text:style-name="P24">If one faction should be decreased below 0 reputation token, an opposing faction gets 1 instead.</text:p>
      <text:h text:style-name="Heading_20_3" text:outline-level="3">Making the political game interesting</text:h>
      <text:p text:style-name="P18">As a Gm, what you want to do is to create something that drives the PCs.</text:p>
      <text:p text:style-name="P18">First idea would be to create defined objectives for the political game: maybe the factions are <text:soft-page-break/>political parties that need to get reputations before an important election. Maybe the goal is to get an important decision by an authority that does not participate in the political conflict: provide more financial support to the PC’s faction or agree to take an important policy a certain way.</text:p>
      <text:p text:style-name="P18">Second point is do not let the political game take too long, except if your players ask for it. It just serves the purpose of giving the player the impression that the world around them evolve depending on their actions and their story.</text:p>
      <text:h text:style-name="Heading_20_2" text:outline-level="2">Combat</text:h>
      <text:h text:style-name="Heading_20_3" text:outline-level="3">Battle zones</text:h>
      <text:p text:style-name="P3">The terrain is divided in <text:span text:style-name="T21">hexagons. Only one character may be standing in an hex at once.</text:span></text:p>
      <text:p text:style-name="P3">Most actions will only target the character’s zone or adjacent zones. The GM may decide if two zones are adjacent or not (depending on obstacles mostly): one may go from one zone to an adjacent one, but not shoot to it, because of an obstacle, and one may be able to shoot from a zone to the next, but no go there, because of another obstacle.</text:p>
      <text:h text:style-name="Heading_20_3" text:outline-level="3">Turn order</text:h>
      <text:p text:style-name="P3">PCs and GM alternate turns, beginning by PCs.</text:p>
      <text:p text:style-name="P3">Players choose which of their characters goes first, then it’s an NPC’s turn, then the players again, etc. <text:span text:style-name="T2">If all players have finished their turns, all remaining NPCs take theirs. If all NPCs have taken their turn, all remaining players may take theirs.</text:span></text:p>
      <text:p text:style-name="P4">Each turn consists of one action, <text:span text:style-name="T4">one movement</text:span> plus any number of free actions. If there is an abuse of the free action system, the GM is free to cap the number of free actions per turn.</text:p>
      <text:p text:style-name="P4">Combat turns have no set duration: a shoot-out in a dark alley make take only a few seconds, while a full scale gun battle may take nearly an hour to resolve.</text:p>
      <text:p text:style-name="P4">As a reference, a combat should not get going for more than 6 turns. When the 6<text:span text:style-name="T3">th</text:span> turn ends, one side should either surrender or leave the field to try another solution. This is not a hard rule, but consider it when GMing a combat.</text:p>
      <text:h text:style-name="Heading_20_3" text:outline-level="3">Actions</text:h>
      <text:p text:style-name="P4">Each character may take one action per turn, most basic actions are described here:</text:p>
      <text:p text:style-name="P4"><text:span text:style-name="T4">Progress (movement):</text:span> <text:span text:style-name="T4">the character moves to an adjacent zone.</text:span></text:p>
      <text:p text:style-name="P4">Shoot <text:span text:style-name="T4">(action): the character may attack with a ranged weapon. The target may be in their zone or in an adjacent one if the weapon has the long range tag.</text:span></text:p>
      <text:p text:style-name="P5">Close quarter combat <text:span text:style-name="T4">(action): the character attacks a target in adjacent hexagon with a melee weapon. Melee attack always ignore cover.</text:span></text:p>
      <text:p text:style-name="P6">Target<text:span text:style-name="T2"> </text:span>(action): the character gains a targeting token. During their next ranged attack, if they have a targeting token, they may reroll any 1s on their attack checks.</text:p>
      <text:h text:style-name="Heading_20_3" text:outline-level="3"><text:soft-page-break/>Attack checks and cover</text:h>
      <text:p text:style-name="P6">Attack check are opposed check between the attacker (using the appropriate attributes, speciality and mastery if applicable, depending on their equipment) and the target (same process, depending on their protection equipment).</text:p>
      <text:p text:style-name="P6">A targeted character may choose to take cover for their turn. If it is the case, they gain a cover token, that will be lost at the end of their next turn. While they have a cover token, they may reroll all 1s on defensive checks.</text:p>
      <text:p text:style-name="P8">Each time a character is targeted, they gain a stress token.</text:p>
      <text:h text:style-name="Heading_20_3" text:outline-level="3">Tags</text:h>
      <text:p text:style-name="P6">Offensive and defensive equipment may have some specific capabilities, reflected by their tags:</text:p>
      <text:p text:style-name="P34">Area of effect <text:span text:style-name="T22">(X)</text:span>: this weapon attacks <text:span text:style-name="T22">a hexagon in range, and all hexagons within X distance of the target. If several characters are hit, each one suffers a different attack check.</text:span></text:p>
      <text:p text:style-name="P7">Ranged (X): <text:span text:style-name="T5">this weapon may be used with a shoot action to target characters up to X hexagons away. The GM may declare that obstacles block line of sight and reduce the effective range of the weapon.</text:span></text:p>
      <text:p text:style-name="P6">Melee: <text:span text:style-name="T5">The weapon may be used with a Close quarter combat action against characters in an adjacent hexagon.</text:span></text:p>
      <text:p text:style-name="P8">Non-lethal: if a target is put out-of-action by this weapon, it is not dead nor dying, just out of combat. If the character is a PC, it does not have to roll on the Dying Table.</text:p>
      <text:p text:style-name="P8">Protection (X): when rolling to defend themselves, the character may replace their mastery by the protection tag of this equipment.</text:p>
      <text:p text:style-name="P8">Multiple targets (X): <text:span text:style-name="T16">this weapon may be used to attack X targets in the same zone.</text:span></text:p>
      <text:p text:style-name="P8"><text:span text:style-name="T28">Non-piercing</text:span>: If the targeted character have Protection(X), they are considered as having twice that amount when they roll to protect against attacks made with this weapon.</text:p>
      <text:p text:style-name="P8">Stressful (X): each time the weapon is used, targets gain 1+X stress tokens instead of 1.</text:p>
      <text:p text:style-name="P8">Tool (X): when a character uses this equipment for a check, they may add X to their pool of dice.</text:p>
      <text:p text:style-name="P33">Piercing (X): reduce any protection the target should have by X.</text:p>
      <text:p text:style-name="P8">Precise (X): when the character has a targeting token, they may add X to their pool of dice to attack the target.</text:p>
      <text:p text:style-name="P28">Deadly (X): add +X to any damage check inflicted by this weapon.</text:p>
      <text:p text:style-name="P35">Group (X): this <text:span text:style-name="T17">entity </text:span>acts like one, but can be affected as X characters.</text:p>
      <text:p text:style-name="P36">Size (2 <text:span text:style-name="T26">or</text:span>3): the character takes up more hexagons than the norm. Size 2 characters take up 3 hexagons in a triangle. Size 3 character occupy one central hexagon and every adjacent one.</text:p>
      <text:p text:style-name="P30">Movement(X): this allows the character to move X zones with one action.</text:p>
      <text:p text:style-name="P31">Load: When this weapon is used, it requires a special loading action to be used again.</text:p>
      <text:p text:style-name="P32">Illegal (regulated or not): this gear is illegal, sometimes under conditions. If found by law <text:soft-page-break/>enforcement, they may cause trouble, and raise the DV by 1 <office:annotation office:name="__Annotation__1059_3826679151"><dc:creator>Auteur inconnu</dc:creator><dc:date>2023-03-17T15:27:28.542000000</dc:date><text:p text:style-name="P54"><text:span text:style-name="T33">Refaire des règles de notoriété qui emploient le framework d’espionnage</text:span></text:p></office:annotation><text:span text:style-name="T23">when using espionage rules.</text:span><office:annotation-end office:name="__Annotation__1059_3826679151"/></text:p>
      <text:p text:style-name="P37">Unreliable: When a check made with this gear is failed without any advance, the gear suffers a malfunction and may not work until proper maintenance is performed.</text:p>
      <text:p text:style-name="P38"><text:span text:style-name="T27">U</text:span>nwieldy <text:span text:style-name="T27">X</text:span>: <text:span text:style-name="T27">All combat checks made with this suffer a -X penalty</text:span></text:p>
      <text:h text:style-name="Heading_20_2" text:outline-level="2">Damage and health</text:h>
      <text:p text:style-name="P25">When a character is hit by an attack, make a damage check: roll a d6. On 1-2, it is just a scratch and nothing more happens. On 3-5 the character is <text:span text:style-name="T15">wounded and out of action</text:span>. On a 6 <text:span text:style-name="T16">or more</text:span>, the character is dying. Out of action NPCs are often killed immediately, <text:span text:style-name="T19">unless attacked by a non-lethal weapon</text:span>.</text:p>
      <text:p text:style-name="P25">A <text:span text:style-name="T15">wounded</text:span> character is not in imminent danger, but will require medical attention within d6 hours or suffer complications. <text:span text:style-name="T15">If left untreated for another d6 hours, the character is dying. </text:span><text:s/><text:span text:style-name="T15">A wounds heals in about a week in normal circumstances, during which the character may not do physical activities.</text:span></text:p>
      <text:p text:style-name="P25">A dying character requires immediate medical attention, within the next d6 combat rounds in combat, or the next few minutes in narrative time. Even in case of successful medical procedure, the character will probably suffer complications. <text:span text:style-name="T15">The character will spend a month resting completely before being considered wounded.</text:span></text:p>
      <text:p text:style-name="P25">To generate complications, one can roll d6:</text:p>
      <text:list xml:id="list2232065400" text:style-name="L3">
        <text:list-item>
          <text:p text:style-name="P52">Uneventful: it left a scar, but nothing more serious. The character is lucky, since this complication creates no further issues for them.</text:p>
        </text:list-item>
        <text:list-item>
          <text:p text:style-name="P53">Grievous scars: <text:span text:style-name="T15">that one left quite a mark, and an ugly one at that. The character will suffer a penalty of -2 on all checks where the appearance is important.</text:span></text:p>
        </text:list-item>
        <text:list-item>
          <text:p text:style-name="P53">Infection/nosocomial infection: <text:span text:style-name="T15">the wound has a problem, or the character gets infected by something where they are treated. The wounds takes twice as long to heal.</text:span></text:p>
        </text:list-item>
        <text:list-item>
          <text:p text:style-name="P53">Bad injury: <text:span text:style-name="T15">this is a wound that will last, and influence the health of the character. All future wounds will take up twice as long to heal.</text:span></text:p>
        </text:list-item>
        <text:list-item>
          <text:p text:style-name="P53">Loss of limb: <text:span text:style-name="T15">the character has lost an arm or a leg, and will suffer a -2 penalty to any check involving the lost limb. Eyes can also be lost this way, with the same penalty. If both eyes are lost, the character is permanently blind.</text:span></text:p>
        </text:list-item>
        <text:list-item>
          <text:p text:style-name="P53">Head injury: <text:span text:style-name="T15">this wound is severe, and may impede the character’s mental abilities. They will suffer a -2 penalty to all check using logic or knowledge.</text:span></text:p>
        </text:list-item>
      </text:list>
      <text:h text:style-name="Heading_20_2" text:outline-level="2">Obstacles</text:h>
      <text:p text:style-name="P27">When the PCs are facing a task, outside the other sub-systems, that still is a complicated business, it is called an obstacle: searching survivors in the ruins of a building, locating a specific radar blip or trying to convince their client is innocent, for instance. The obstacle must have some kind of tension, otherwise it should just be a <text:span text:style-name="T18">persistent</text:span> check.</text:p>
      <text:p text:style-name="P27">An obstacle basically needs a number of successful checks before failing a number of checks.</text:p>
      <text:p text:style-name="P27"><text:soft-page-break/>A simple obstacle would require to succeed in as many checks as the number of PCs, before failing half that number. To increase the difficulty, you can add a few checks to succeed, or subtract a few check they can fail. This last option makes for higher tension, but may significantly increase the odds of failing the obstacle.</text:p>
      <text:h text:style-name="Heading_20_2" text:outline-level="2">Mounts, vehicles and crewed equipment</text:h>
      <text:p text:style-name="P29">Mounts and equipment function partially as separate characters (when specifically targeted), and as items (when used by the characters).</text:p>
      <text:p text:style-name="P29">In any case, checks should be made using the character’s attributes, specialities and masteries. Some vehicles may provide specific bonus to checks.</text:p>
      <text:p text:style-name="P29">If more than one crew member is required, then each character makes the checks related to their role as crew member.</text:p>
      <text:p text:style-name="P30">Example <text:span text:style-name="T24">1</text:span>: A horse gives moves (3) to its rider, as well as deadly (1) to jousting lance.</text:p>
      <text:p text:style-name="P39">Example 2: a onager requires a crew of 2 <text:span text:style-name="T25">(in game)</text:span>: the commander, leading the shots, <text:span text:style-name="T25">and</text:span> the loader, preparing the machine. <text:span text:style-name="T25">There is actually more than one loader, but one character will lead the maneuver.</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17T23:03:40.104000000</dc:date>
    <meta:editing-duration>PT8H16M9S</meta:editing-duration>
    <meta:editing-cycles>52</meta:editing-cycles>
    <meta:generator>LibreOffice/6.2.6.2$Windows_X86_64 LibreOffice_project/684e730861356e74889dfe6dbddd3562aae2e6ad</meta:generator>
    <meta:document-statistic meta:table-count="0" meta:image-count="0" meta:object-count="0" meta:page-count="9" meta:paragraph-count="153" meta:word-count="3636" meta:character-count="21087" meta:non-whitespace-character-count="17618"/>
  </office:meta>
</office:document-meta>
</file>